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Times" svg:font-family="Times"/>
    <style:font-face style:name="Times New Roman" svg:font-family="Times New Roman"/>
    <style:font-face style:name="Trebuchet MS" svg:font-family="Trebuchet M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text-properties style:font-name="Times New Roman" fo:font-size="12.0pt"/>
    </style:style>
    <style:style style:name="P2" style:family="paragraph" style:parent-style-name="Standard">
      <style:paragraph-properties fo:margin-top="0.1667in" fo:text-align="center"/>
      <style:text-properties style:font-name="Trebuchet MS" fo:font-size="50.0pt" fo:color="#ffffff"/>
    </style:style>
    <style:style style:name="P3" style:family="paragraph" style:parent-style-name="Standard">
      <style:paragraph-properties fo:margin-top="0.1667in"/>
      <style:text-properties style:font-name="Trebuchet MS" fo:font-size="11.0pt" fo:color="#ffffff"/>
    </style:style>
    <style:style style:name="P4" style:family="paragraph" style:parent-style-name="Standard">
      <style:text-properties style:font-name="Trebuchet MS" fo:font-size="11.0pt"/>
    </style:style>
    <style:style style:name="P5" style:family="paragraph" style:parent-style-name="Standard">
      <style:paragraph-properties fo:margin-bottom="0.5000in" fo:margin-left="0.0785in" fo:margin-right="0.0785in" fo:text-align="center" fo:line-height="200%"/>
      <style:text-properties style:font-name="Trebuchet MS" fo:font-size="11.0pt"/>
    </style:style>
    <style:style style:name="P6" style:family="paragraph" style:parent-style-name="Standard">
      <style:paragraph-properties fo:margin-bottom="0.5000in" fo:line-height="200%"/>
      <style:text-properties style:font-name="Trebuchet MS" fo:font-size="11.0pt"/>
    </style:style>
    <style:style style:name="P7" style:family="paragraph" style:parent-style-name="Standard">
      <style:paragraph-properties fo:margin-bottom="0.4167in" fo:margin-left="0.0785in" fo:margin-right="0.0785in" fo:text-align="center" fo:line-height="200%"/>
      <style:text-properties style:font-name="Trebuchet MS" fo:font-size="11.0pt"/>
    </style:style>
    <style:style style:name="P8" style:family="paragraph" style:parent-style-name="Standard">
      <style:paragraph-properties fo:margin-bottom="0.4167in" fo:line-height="200%"/>
      <style:text-properties style:font-name="Trebuchet MS" fo:font-size="11.0pt"/>
    </style:style>
    <style:style style:name="P9" style:family="paragraph" style:parent-style-name="Standard">
      <style:paragraph-properties fo:margin-bottom="0.8333in" fo:margin-left="0.0785in" fo:margin-right="0.0785in" fo:text-align="center" fo:line-height="200%"/>
      <style:text-properties style:font-name="Trebuchet MS" fo:font-size="11.0pt"/>
    </style:style>
    <style:style style:name="P10" style:family="paragraph" style:parent-style-name="Standard">
      <style:paragraph-properties fo:margin-bottom="0.8333in" fo:line-height="200%"/>
      <style:text-properties style:font-name="Trebuchet MS" fo:font-size="11.0pt"/>
    </style:style>
    <style:style style:name="P11" style:family="paragraph" style:parent-style-name="Standard">
      <style:paragraph-properties fo:margin-top="0.1389in"/>
      <style:text-properties style:font-name="Trebuchet MS" fo:font-size="16.0pt"/>
    </style:style>
    <style:style style:name="P12" style:family="paragraph" style:parent-style-name="Standard">
      <style:paragraph-properties fo:margin-top="0.1389in"/>
      <style:text-properties style:font-name="Trebuchet MS" fo:font-size="10.0pt"/>
    </style:style>
    <style:style style:name="P13" style:family="paragraph" style:parent-style-name="Standard">
      <style:paragraph-properties fo:margin-top="0.1389in" fo:margin-left="0.0785in"/>
      <style:text-properties style:font-name="Trebuchet MS" fo:font-size="16.0pt"/>
    </style:style>
    <style:style style:name="P14" style:family="paragraph" style:parent-style-name="Standard">
      <style:text-properties style:font-name="Trebuchet MS" fo:font-size="16.0pt"/>
    </style:style>
    <style:style style:name="P15" style:family="paragraph" style:parent-style-name="Standard">
      <style:paragraph-properties fo:margin-top="0.1389in"/>
      <style:text-properties style:font-name="Trebuchet MS" fo:font-size="8.0pt"/>
    </style:style>
    <style:style style:name="P16" style:family="paragraph" style:parent-style-name="Standard">
      <style:paragraph-properties fo:text-align="center"/>
      <style:text-properties style:font-name="Times New Roman" fo:font-size="18.0pt" fo:color="#ffffff"/>
    </style:style>
    <style:style style:name="P17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 fo:color="#ffffff"/>
    </style:style>
    <style:style style:name="P18" style:family="paragraph" style:parent-style-name="Standard">
      <style:text-properties style:font-name="Trebuchet MS" fo:font-size="14.0pt"/>
    </style:style>
    <style:style style:name="P19" style:family="paragraph" style:parent-style-name="Standard">
      <style:text-properties style:font-name="Trebuchet MS" fo:font-size="9.0pt"/>
    </style:style>
    <style:style style:name="P20" style:family="paragraph" style:parent-style-name="Standard">
      <style:text-properties style:font-name="Trebuchet MS" fo:font-size="18.0pt"/>
    </style:style>
    <style:style style:name="P21" style:family="paragraph" style:parent-style-name="Standard">
      <style:text-properties style:font-name="Courier" fo:font-size="11.0pt"/>
    </style:style>
    <style:style style:name="P22" style:family="paragraph" style:parent-style-name="Standard">
      <style:paragraph-properties fo:margin-left="1.5000in"/>
      <style:text-properties style:font-name="Trebuchet MS" fo:font-size="9.0pt"/>
    </style:style>
    <style:style style:name="P23" style:family="paragraph" style:parent-style-name="Standard">
      <style:paragraph-properties fo:margin-left="0.5000in" fo:text-indent="0.5000in"/>
      <style:text-properties style:font-name="Times" fo:font-size="14.0pt"/>
    </style:style>
    <style:style style:name="P24" style:family="paragraph" style:parent-style-name="Standard">
      <style:paragraph-properties fo:margin-left="0.5000in" fo:text-indent="0.5000in"/>
      <style:text-properties style:font-name="Trebuchet MS" fo:font-size="9.0pt"/>
    </style:style>
    <style:style style:name="P25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/>
    </style:style>
    <style:style style:name="P2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rebuchet MS" fo:font-size="11.0pt"/>
    </style:style>
    <style:style style:name="P27" style:family="paragraph" style:parent-style-name="Standard">
      <style:paragraph-properties fo:line-height="150%"/>
      <style:text-properties style:font-name="Trebuchet MS" fo:font-size="14.0pt"/>
    </style:style>
    <style:style style:name="P28" style:family="paragraph" style:parent-style-name="Standard">
      <style:paragraph-properties fo:line-height="150%"/>
      <style:text-properties style:font-name="Trebuchet MS" fo:font-size="12.0pt"/>
    </style:style>
    <style:style style:name="P29" style:family="paragraph" style:parent-style-name="Standard">
      <style:paragraph-properties fo:text-align="center"/>
      <style:text-properties style:font-name="Times New Roman" fo:font-size="24.0pt" fo:color="#ffffff"/>
    </style:style>
    <style:style style:name="P30" style:family="paragraph" style:parent-style-name="Standard">
      <style:paragraph-properties fo:margin-top="0.1667in" fo:margin-left="0.5000in" fo:text-indent="-0.5000in" fo:line-height="150%">
        <style:tab-stops>
          <style:tab-stop style:position="0.1528in"/>
          <style:tab-stop style:position="0.5000in"/>
        </style:tab-stops>
      </style:paragraph-properties>
      <style:text-properties style:font-name="Trebuchet MS" fo:font-size="18.0pt" fo:color="#ffffff"/>
    </style:style>
    <style:style style:name="P31" style:family="paragraph" style:parent-style-name="Standard">
      <style:paragraph-properties fo:line-height="150%"/>
      <style:text-properties style:font-name="Trebuchet MS" fo:font-size="14.0pt" fo:color="#ffffff"/>
    </style:style>
    <style:style style:name="P32" style:family="paragraph" style:parent-style-name="Standard">
      <style:paragraph-properties fo:line-height="150%"/>
      <style:text-properties style:font-name="Trebuchet MS" fo:font-size="16.0pt" fo:color="#000000"/>
    </style:style>
    <style:style style:name="P33" style:family="paragraph" style:parent-style-name="Standard">
      <style:paragraph-properties fo:line-height="150%"/>
      <style:text-properties style:font-name="Trebuchet MS" fo:font-size="18.0pt" fo:color="#000000"/>
    </style:style>
    <style:style style:name="P34" style:family="paragraph" style:parent-style-name="Standard">
      <style:paragraph-properties fo:line-height="150%"/>
      <style:text-properties style:font-name="Trebuchet MS" fo:font-size="12.0pt" fo:color="#000000"/>
    </style:style>
    <style:style style:name="P35" style:family="paragraph" style:parent-style-name="Standard">
      <style:paragraph-properties fo:line-height="150%"/>
      <style:text-properties style:font-name="Trebuchet MS" fo:font-size="20.0pt"/>
    </style:style>
    <style:style style:name="P36" style:family="paragraph" style:parent-style-name="Standard">
      <style:paragraph-properties fo:line-height="150%"/>
      <style:text-properties style:font-name="Trebuchet MS" fo:font-size="20.0pt" fo:color="#000000"/>
    </style:style>
    <style:style style:name="P37" style:family="paragraph" style:parent-style-name="Standard">
      <style:paragraph-properties fo:line-height="150%"/>
      <style:text-properties style:font-name="Times New Roman" fo:font-size="18.0pt" fo:color="#ffffff"/>
    </style:style>
    <style:style style:name="P38" style:family="paragraph" style:parent-style-name="Standard">
      <style:paragraph-properties fo:margin-top="0.1667in" fo:line-height="150%"/>
      <style:text-properties style:font-name="Trebuchet MS" fo:font-size="18.0pt" fo:color="#ffffff"/>
    </style:style>
    <style:style style:name="P39" style:family="paragraph" style:parent-style-name="Standard">
      <style:paragraph-properties style:line-height-at-least="0.0694in"/>
      <style:text-properties style:font-name="Times New Roman" fo:font-size="16.0pt" fo:color="#000000"/>
    </style:style>
    <style:style style:name="P40" style:family="paragraph" style:parent-style-name="Standard">
      <style:paragraph-properties fo:line-height="150%"/>
      <style:text-properties style:font-name="Trebuchet MS" fo:font-size="8.0pt" fo:color="#000000"/>
    </style:style>
    <style:style style:name="P41" style:family="paragraph" style:parent-style-name="Standard">
      <style:paragraph-properties fo:line-height="150%"/>
      <style:text-properties style:font-name="Times New Roman" fo:font-size="18.0pt" fo:color="#000000"/>
    </style:style>
    <style:style style:name="P42" style:family="paragraph" style:parent-style-name="Standard">
      <style:paragraph-properties fo:line-height="150%"/>
      <style:text-properties style:font-name="Times New Roman" fo:font-size="6.0pt" fo:color="#000000"/>
    </style:style>
    <style:style style:name="P43" style:family="paragraph" style:parent-style-name="Standard">
      <style:paragraph-properties fo:line-height="150%"/>
      <style:text-properties style:font-name="Times" fo:font-size="16.0pt" fo:color="#000000"/>
    </style:style>
    <style:style style:name="P44" style:family="paragraph" style:parent-style-name="Standard">
      <style:paragraph-properties fo:margin-left="0.0625in" fo:text-align="center"/>
      <style:text-properties style:font-name="Times New Roman" fo:font-size="18.0pt"/>
    </style:style>
    <style:style style:name="P45" style:family="paragraph" style:parent-style-name="Standard">
      <style:paragraph-properties fo:text-align="center"/>
      <style:text-properties style:font-name="Times New Roman" fo:font-size="12.0pt"/>
    </style:style>
    <style:style style:name="P46" style:family="paragraph" style:parent-style-name="Standard">
      <style:paragraph-properties fo:margin-top="0.1667in" fo:margin-left="0.5000in" fo:text-indent="-0.5000in"/>
      <style:text-properties style:font-name="Times" fo:font-size="11.0pt" fo:color="#ffffff"/>
    </style:style>
    <style:style style:name="P47" style:family="paragraph" style:parent-style-name="Standard">
      <style:paragraph-properties fo:margin-left="0.5000in" fo:text-indent="-0.5000in"/>
      <style:text-properties style:font-name="Times New Roman" fo:font-size="12.0pt"/>
    </style:style>
    <style:style style:name="P48" style:family="paragraph" style:parent-style-name="Standard">
      <style:paragraph-properties fo:margin-top="0.0556in" fo:margin-bottom="0.0556in"/>
      <style:text-properties style:font-name="Times New Roman" fo:font-size="12.0pt"/>
    </style:style>
    <style:style style:name="P49" style:family="paragraph" style:parent-style-name="Standard">
      <style:paragraph-properties fo:margin-top="0.0278in" fo:margin-bottom="0.0278in" fo:text-align="center"/>
      <style:text-properties style:font-name="Times New Roman" fo:font-size="12.0pt"/>
    </style:style>
    <style:style style:name="P50" style:family="paragraph" style:parent-style-name="Standard">
      <style:paragraph-properties fo:margin-top="0.0694in" fo:margin-bottom="0.0694in"/>
      <style:text-properties style:font-name="Times New Roman" fo:font-size="12.0pt"/>
    </style:style>
    <style:style style:name="P51" style:family="paragraph" style:parent-style-name="Standard">
      <style:paragraph-properties fo:line-height="150%"/>
      <style:text-properties style:font-name="Times New Roman" fo:font-size="12.0pt"/>
    </style:style>
    <style:style style:name="P52" style:family="paragraph" style:parent-style-name="Standard">
      <style:paragraph-properties fo:margin-top="0.1667in"/>
      <style:text-properties style:font-name="Times" fo:font-size="11.0pt" fo:color="#ffffff"/>
    </style:style>
    <style:style style:name="P53" style:family="paragraph" style:parent-style-name="Standard">
      <style:text-properties style:font-name="Times" fo:font-size="16.0pt"/>
    </style:style>
    <style:style style:name="P54" style:family="paragraph" style:parent-style-name="Standard">
      <style:paragraph-properties fo:margin-top="0.0694in"/>
      <style:text-properties style:font-name="Times New Roman" fo:font-size="20.0pt"/>
    </style:style>
    <style:style style:name="P55" style:family="paragraph" style:parent-style-name="Standard">
      <style:text-properties style:font-name="Times New Roman" fo:font-size="18.0pt"/>
    </style:style>
    <style:style style:name="P56" style:family="paragraph" style:parent-style-name="Standard">
      <style:paragraph-properties fo:line-height="150%"/>
      <style:text-properties style:font-name="Times New Roman" fo:font-size="12.0pt" fo:color="#000000"/>
    </style:style>
    <style:style style:name="P57" style:family="paragraph" style:parent-style-name="Standard">
      <style:text-properties style:font-name="Trebuchet MS" fo:font-size="11.0pt" fo:color="#000000"/>
    </style:style>
    <style:style style:name="P58" style:family="paragraph" style:parent-style-name="Standard">
      <style:text-properties style:font-name="Times New Roman" fo:font-size="12.0pt" fo:color="#ffffff"/>
    </style:style>
    <style:style style:name="P59" style:family="paragraph" style:parent-style-name="Standard">
      <style:paragraph-properties fo:line-height="200%"/>
      <style:text-properties style:font-name="Trebuchet MS" fo:font-size="18.0pt" fo:color="#000000"/>
    </style:style>
    <style:style style:name="P60" style:family="paragraph" style:parent-style-name="Standard">
      <style:paragraph-properties fo:line-height="200%"/>
      <style:text-properties style:font-name="Trebuchet MS" fo:font-size="14.0pt" fo:color="#000000"/>
    </style:style>
    <style:style style:name="P61" style:family="paragraph" style:parent-style-name="Standard">
      <style:paragraph-properties fo:margin-top="0.1667in" fo:margin-left="0.5000in" fo:text-indent="-0.5000in"/>
      <style:text-properties style:font-name="Times New Roman" fo:font-size="11.0pt"/>
    </style:style>
    <style:style style:name="P62" style:family="paragraph" style:parent-style-name="Standard">
      <style:text-properties style:font-name="Times New Roman" fo:font-size="11.0pt"/>
    </style:style>
    <style:style style:name="P63" style:family="paragraph" style:parent-style-name="Standard">
      <style:paragraph-properties fo:margin-top="0.1667in"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1.0pt"/>
    </style:style>
    <style:style style:name="P64" style:family="paragraph" style:parent-style-name="Standard">
      <style:text-properties style:font-name="Times New Roman" fo:font-size="9.0pt"/>
    </style:style>
    <style:style style:name="P65" style:family="paragraph" style:parent-style-name="Standard">
      <style:text-properties style:font-name="Times New Roman" fo:font-size="14.0pt"/>
    </style:style>
    <style:style style:name="P66" style:family="paragraph" style:parent-style-name="Standard">
      <style:paragraph-properties fo:margin-left="0.5000in" fo:text-indent="0.5000in"/>
      <style:text-properties style:font-name="Times New Roman" fo:font-size="14.0pt"/>
    </style:style>
    <style:style style:name="P67" style:family="paragraph" style:parent-style-name="Standard">
      <style:paragraph-properties fo:margin-left="1.5000in" fo:text-indent="0.5000in"/>
      <style:text-properties style:font-name="Times New Roman" fo:font-size="9.0pt"/>
    </style:style>
    <style:style style:name="P68" style:family="paragraph" style:parent-style-name="Standard">
      <style:paragraph-properties fo:margin-left="2.0000in" fo:text-indent="0.5000in"/>
      <style:text-properties style:font-name="Times New Roman" fo:font-size="14.0pt"/>
    </style:style>
    <style:style style:name="P69" style:family="paragraph" style:parent-style-name="Standard">
      <style:paragraph-properties fo:margin-left="0.5000in" fo:text-indent="0.5000in"/>
      <style:text-properties style:font-name="Times New Roman" fo:font-size="9.0pt"/>
    </style:style>
    <style:style style:name="P70" style:family="paragraph" style:parent-style-name="Standard">
      <style:text-properties style:font-name="Times New Roman" fo:font-size="16.0pt"/>
    </style:style>
    <style:style style:name="P71" style:family="paragraph" style:parent-style-name="Standard">
      <style:paragraph-properties fo:margin-left="0.5000in"/>
      <style:text-properties style:font-name="Times New Roman" fo:font-size="16.0pt"/>
    </style:style>
    <style:style style:name="P72" style:family="paragraph" style:parent-style-name="Standard">
      <style:paragraph-properties fo:margin-left="1.5000in" fo:text-indent="0.5000in"/>
      <style:text-properties style:font-name="Times New Roman" fo:font-size="16.0pt"/>
    </style:style>
    <style:style style:name="P73" style:family="paragraph" style:parent-style-name="Standard">
      <style:paragraph-properties fo:margin-left="2.0000in" fo:text-indent="0.5000in"/>
      <style:text-properties style:font-name="Times New Roman" fo:font-size="16.0pt"/>
    </style:style>
    <style:style style:name="P74" style:family="paragraph" style:parent-style-name="Standard">
      <style:paragraph-properties fo:margin-left="0.5000in" fo:text-indent="0.5000in"/>
      <style:text-properties style:font-name="Times New Roman" fo:font-size="16.0pt"/>
    </style:style>
    <style:style style:name="P75" style:family="paragraph" style:parent-style-name="Standard">
      <style:text-properties style:font-name="Times New Roman" fo:font-size="13.0pt"/>
    </style:style>
    <style:style style:name="P76" style:family="paragraph" style:parent-style-name="Standard">
      <style:text-properties style:font-name="Times New Roman" fo:font-size="6.0pt"/>
    </style:style>
    <style:style style:name="P77" style:family="paragraph" style:parent-style-name="Standard">
      <style:paragraph-properties fo:margin-left="0.5000in" fo:text-indent="0.5000in"/>
      <style:text-properties style:font-name="Times New Roman" fo:font-size="13.0pt"/>
    </style:style>
    <style:style style:name="P78" style:family="paragraph" style:parent-style-name="Standard">
      <style:paragraph-properties fo:margin-left="1.5000in" fo:text-indent="0.5000in"/>
      <style:text-properties style:font-name="Times New Roman" fo:font-size="13.0pt"/>
    </style:style>
    <style:style style:name="P79" style:family="paragraph" style:parent-style-name="Standard">
      <style:paragraph-properties fo:margin-left="2.0000in" fo:text-indent="0.5000in"/>
      <style:text-properties style:font-name="Times New Roman" fo:font-size="13.0pt"/>
    </style:style>
    <style:style style:name="P80" style:family="paragraph" style:parent-style-name="Standard">
      <style:text-properties style:font-name="Times New Roman" fo:font-size="10.0pt"/>
    </style:style>
    <style:style style:name="P81" style:family="paragraph" style:parent-style-name="Standard">
      <style:text-properties style:font-name="Times New Roman" fo:font-size="11.5pt"/>
    </style:style>
    <style:style style:name="P82" style:family="paragraph" style:parent-style-name="Standard">
      <style:paragraph-properties fo:margin-left="0.5000in"/>
      <style:text-properties style:font-name="Times New Roman" fo:font-size="14.0pt"/>
    </style:style>
    <style:style style:name="P83" style:family="paragraph" style:parent-style-name="Standard">
      <style:paragraph-properties fo:margin-left="0.5000in"/>
      <style:text-properties style:font-name="Times New Roman" fo:font-size="11.5pt"/>
    </style:style>
    <style:style style:name="P84" style:family="paragraph" style:parent-style-name="Standard">
      <style:paragraph-properties fo:margin-left="0.5000in"/>
      <style:text-properties style:font-name="Times New Roman" fo:font-size="10.0pt"/>
    </style:style>
    <style:style style:name="P85" style:family="paragraph" style:parent-style-name="Standard">
      <style:paragraph-properties fo:margin-left="1.5000in" fo:text-indent="0.5000in"/>
      <style:text-properties style:font-name="Times New Roman" fo:font-size="10.0pt"/>
    </style:style>
    <style:style style:name="P86" style:family="paragraph" style:parent-style-name="Standard">
      <style:paragraph-properties fo:margin-left="2.0000in" fo:text-indent="0.5000in"/>
      <style:text-properties style:font-name="Times New Roman" fo:font-size="10.0pt"/>
    </style:style>
    <style:style style:name="P87" style:family="paragraph" style:parent-style-name="Standard">
      <style:paragraph-properties fo:margin-left="0.5000in" fo:text-indent="0.5000in"/>
      <style:text-properties style:font-name="Times New Roman" fo:font-size="10.0pt"/>
    </style:style>
    <style:style style:name="P88" style:family="paragraph" style:parent-style-name="Standard">
      <style:paragraph-properties fo:text-align="center" fo:line-height="150%"/>
      <style:text-properties style:font-name="Times New Roman" fo:font-size="18.0pt" fo:color="#ffffff"/>
    </style:style>
    <style:style style:name="P89" style:family="paragraph" style:parent-style-name="Standard">
      <style:paragraph-properties fo:margin-top="0.0694in" fo:margin-bottom="0.0694in"/>
      <style:text-properties style:font-name="Times New Roman" fo:font-size="14.0pt"/>
    </style:style>
    <style:style style:name="P90" style:family="paragraph" style:parent-style-name="Standard">
      <style:paragraph-properties fo:margin-top="0.1667in" fo:text-align="center"/>
      <style:text-properties style:font-name="Times New Roman" fo:font-size="18.0pt" fo:color="#ffffff"/>
    </style:style>
    <style:style style:name="P91" style:family="paragraph" style:parent-style-name="Standard">
      <style:paragraph-properties fo:text-align="center"/>
      <style:text-properties style:font-name="Times New Roman" fo:font-size="16.0pt"/>
    </style:style>
    <style:style style:name="P92" style:family="paragraph" style:parent-style-name="Standard">
      <style:paragraph-properties fo:line-height="150%"/>
      <style:text-properties style:font-name="Times New Roman" fo:font-size="11.5pt" fo:color="#000000"/>
    </style:style>
    <style:style style:name="P93" style:family="paragraph" style:parent-style-name="Standard">
      <style:paragraph-properties fo:margin-top="0.1667in"/>
      <style:text-properties style:font-name="Trebuchet MS" fo:font-size="18.0pt" fo:color="#ffffff"/>
    </style:style>
    <style:style style:name="P94" style:family="paragraph" style:parent-style-name="Standard">
      <style:text-properties style:font-name="Times" fo:font-size="12.0pt"/>
    </style:style>
    <style:style style:name="P95" style:family="paragraph" style:parent-style-name="Standard">
      <style:text-properties style:font-name="Trebuchet MS" fo:font-size="12.0pt"/>
    </style:style>
    <style:style style:name="P96" style:family="paragraph" style:parent-style-name="Standard">
      <style:paragraph-properties fo:text-align="center"/>
      <style:text-properties style:font-name="Times" fo:font-size="14.0pt"/>
    </style:style>
    <style:style style:name="P97" style:family="paragraph" style:parent-style-name="Standard">
      <style:paragraph-properties fo:margin-left="1.5000in" fo:text-indent="0.5000in"/>
      <style:text-properties style:font-name="Trebuchet MS" fo:font-size="18.0pt"/>
    </style:style>
    <style:style style:name="P98" style:family="paragraph" style:parent-style-name="Standard">
      <style:text-properties style:font-name="Times New Roman" fo:font-size="11.5pt" fo:color="#000000"/>
    </style:style>
    <style:style style:name="P99" style:family="paragraph" style:parent-style-name="Standard">
      <style:paragraph-properties fo:margin-left="2.5000in"/>
      <style:text-properties style:font-name="Trebuchet MS" fo:font-size="9.0pt"/>
    </style:style>
    <style:style style:name="P100" style:family="paragraph" style:parent-style-name="Standard">
      <style:paragraph-properties fo:margin-top="0.1667in"/>
      <style:text-properties style:font-name="Trebuchet MS" fo:font-size="11.0pt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font-style="italic" fo:font-style-asian="italic" fo:font-style-complex="italic" fo:font-weight="bold" fo:font-weight-asian="bold" fo:font-weight-complex="bold"/>
    </style:style>
    <style:style style:name="T3" style:family="text">
      <style:text-properties fo:font-style="italic" fo:font-style-asian="italic" fo:font-style-complex="italic"/>
    </style:style>
    <style:style style:name="T4" style:family="text">
      <style:text-properties style:text-underline-style="solid"/>
    </style:style>
    <style:style style:name="T5" style:family="text">
      <style:text-properties fo:font-size="18.0pt" fo:font-size-asian="18.0pt" fo:font-size-complex="18.0pt"/>
    </style:style>
    <style:style style:name="T6" style:family="text">
      <style:text-properties fo:font-size="11.0pt" fo:font-size-asian="11.0pt" fo:font-size-complex="11.0pt"/>
    </style:style>
    <style:style style:name="T7" style:family="text">
      <style:text-properties fo:font-size="18.0pt" fo:font-size-asian="18.0pt" fo:font-size-complex="18.0pt" style:text-underline-style="solid"/>
    </style:style>
    <style:style style:name="T8" style:family="text">
      <style:text-properties fo:font-size="9.0pt" fo:font-size-asian="9.0pt" fo:font-size-complex="9.0pt"/>
    </style:style>
    <style:style style:name="T9" style:family="text">
      <style:text-properties fo:font-size="14.0pt" fo:font-size-asian="14.0pt" fo:font-size-complex="14.0pt"/>
    </style:style>
    <style:style style:name="T10" style:family="text">
      <style:text-properties fo:font-weight="bold" fo:font-weight-asian="bold" fo:font-weight-complex="bold" fo:color="#000000"/>
    </style:style>
    <style:style style:name="T11" style:family="text">
      <style:text-properties style:font-name="Times New Roman"/>
    </style:style>
    <style:style style:name="T12" style:family="text">
      <style:text-properties fo:font-size="16.0pt" fo:font-size-asian="16.0pt" fo:font-size-complex="16.0pt"/>
    </style:style>
    <style:style style:name="T13" style:family="text">
      <style:text-properties fo:font-size="11.5pt" fo:font-size-asian="11.5pt" fo:font-size-complex="11.5pt"/>
    </style:style>
    <style:style style:name="T14" style:family="text">
      <style:text-properties fo:font-size="10.0pt" fo:font-size-asian="10.0pt" fo:font-size-complex="10.0pt"/>
    </style:style>
    <style:style style:name="T15" style:family="text">
      <style:text-properties fo:font-style="italic" fo:font-style-asian="italic" fo:font-style-complex="italic" style:text-underline-style="solid"/>
    </style:style>
    <style:style style:name="T16" style:family="text">
      <style:text-properties style:font-name="Trebuchet MS" fo:font-size="18.0pt" fo:font-size-asian="18.0pt" fo:font-size-complex="18.0pt"/>
    </style:style>
    <style:style style:name="T17" style:family="text">
      <style:text-properties style:font-name="Trebuchet MS" fo:font-size="14.0pt" fo:font-size-asian="14.0pt" fo:font-size-complex="14.0pt"/>
    </style:style>
    <style:style style:name="T18" style:family="text">
      <style:text-properties style:font-name="Trebuchet MS" fo:font-size="18.0pt" fo:font-size-asian="18.0pt" fo:font-size-complex="18.0pt" style:text-underline-style="solid"/>
    </style:style>
    <style:style style:name="T19" style:family="text">
      <style:text-properties style:font-name="Trebuchet MS" fo:font-size="14.0pt" fo:font-size-asian="14.0pt" fo:font-size-complex="14.0pt" style:text-underline-style="solid"/>
    </style:style>
    <style:style style:name="T20" style:family="text">
      <style:text-properties style:font-name="Trebuchet MS" fo:font-size="18.0pt" fo:font-size-asian="18.0pt" fo:font-size-complex="18.0pt" fo:color="#ffffff"/>
    </style:style>
    <style:style style:name="T21" style:family="text">
      <style:text-properties style:font-name="Times New Roman" fo:font-size="11.5pt" fo:font-size-asian="11.5pt" fo:font-size-complex="11.5pt" fo:color="#000000"/>
    </style:style>
    <style:style style:name="T22" style:family="text">
      <style:text-properties style:font-name="Times" style:text-underline-style="solid"/>
    </style:style>
    <style:style style:name="T23" style:family="text">
      <style:text-properties style:text-position="super 100%"/>
    </style:style>
    <style:style style:name="T24" style:family="text">
      <style:text-properties style:font-name="Courier" style:text-underline-style="solid"/>
    </style:style>
    <style:style style:name="T25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  <text:list-style style:name="L1">
      <text:list-level-style-number text:level="1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">
        <style:list-level-properties text:space-before="0.25in" text:min-label-width="0.25in"/>
      </text:list-level-style-bullet>
    </text:list-style>
  </office:automatic-styles>
  <office:body>
    <office:text>
      <text:p text:style-name="P1"/>
      <text:p text:style-name="P2"><text:span text:style-name="T1">Lesson 1</text:span></text:p>
      <text:p text:style-name="P3"><text:span text:style-name="T1">Circles Competition<text:tab/><text:tab/><text:tab/><text:tab/><text:tab/><text:tab/>Time: 5 minutes<text:tab/></text:span>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"><text:span text:style-name="T2"/></text:p>
          </table:table-cell>
          <table:table-cell table:style-name="TableCell1">
            <text:p text:style-name="P4"><text:span text:style-name="T2">Math</text:span></text:p>
          </table:table-cell>
          <table:table-cell table:style-name="TableCell1">
            <text:p text:style-name="P4"><text:span text:style-name="T2">Circle of Evaluation</text:span></text:p>
          </table:table-cell>
          <table:table-cell table:style-name="TableCell1">
            <text:p text:style-name="P4"><text:span text:style-name="T2">Scheme Code</text:span></text:p>
          </table:table-cell>
        </table:table-row>
        <table:table-row>
          <table:table-cell table:style-name="TableCell1">
            <text:p text:style-name="P5"><text:span text:style-name="T3">Round 1</text:span></text:p>
          </table:table-cell>
          <table:table-cell table:style-name="TableCell1">
            <text:p text:style-name="P6"><text:span text:style-name="T3"/></text:p>
            <text:p text:style-name="P6"><text:span text:style-name="T3">(1 + 2) - (3 * 7)</text:span></text:p>
          </table:table-cell>
          <table:table-cell table:style-name="TableCell1">
            <text:p text:style-name="P6"><text:span text:style-name="T3"/></text:p>
          </table:table-cell>
          <table:table-cell table:style-name="TableCell1">
            <text:p text:style-name="P6"><text:span text:style-name="T3"/></text:p>
            <text:p text:style-name="P6"/>
          </table:table-cell>
        </table:table-row>
        <table:table-row>
          <table:table-cell table:style-name="TableCell1">
            <text:p text:style-name="P7"><text:span text:style-name="T3">Round 2</text:span></text:p>
          </table:table-cell>
          <table:table-cell table:style-name="TableCell1">
            <text:p text:style-name="P8"><text:span text:style-name="T3"/></text:p>
            <text:p text:style-name="P8"><text:span text:style-name="T3">3 - (1 + 2)</text:span></text:p>
          </table:table-cell>
          <table:table-cell table:style-name="TableCell1">
            <text:p text:style-name="P8"><text:span text:style-name="T3"/></text:p>
          </table:table-cell>
          <table:table-cell table:style-name="TableCell1">
            <text:p text:style-name="P8"><text:span text:style-name="T3"/></text:p>
          </table:table-cell>
        </table:table-row>
        <table:table-row>
          <table:table-cell table:style-name="TableCell1">
            <text:p text:style-name="P9"><text:span text:style-name="T3">Round 3</text:span></text:p>
          </table:table-cell>
          <table:table-cell table:style-name="TableCell1">
            <text:p text:style-name="P10"><text:span text:style-name="T3"/></text:p>
            <text:p text:style-name="P10"><text:span text:style-name="T3">3 - <text:s/>(1 + (5 * 6))</text:span></text:p>
          </table:table-cell>
          <table:table-cell table:style-name="TableCell1">
            <text:p text:style-name="P10"><text:span text:style-name="T3"/></text:p>
          </table:table-cell>
          <table:table-cell table:style-name="TableCell1">
            <text:p text:style-name="P10"><text:span text:style-name="T3"/></text:p>
          </table:table-cell>
        </table:table-row>
        <table:table-row>
          <table:table-cell table:style-name="TableCell1">
            <text:p text:style-name="P9"><text:span text:style-name="T3">Round 4</text:span></text:p>
          </table:table-cell>
          <table:table-cell table:style-name="TableCell1">
            <text:p text:style-name="P10"><text:span text:style-name="T3"/></text:p>
            <text:p text:style-name="P10"><text:span text:style-name="T3">(1 + (5 * 6)) - 3</text:span></text:p>
          </table:table-cell>
          <table:table-cell table:style-name="TableCell1">
            <text:p text:style-name="P10"><text:span text:style-name="T3"/></text:p>
          </table:table-cell>
          <table:table-cell table:style-name="TableCell1">
            <text:p text:style-name="P10"><text:span text:style-name="T3"/></text:p>
          </table:table-cell>
        </table:table-row>
      </table:table>
      <text:p text:style-name="P3"><text:span text:style-name="T1">Fast Functions!</text:span></text:p>
      <text:p text:style-name="P1">Fill out the contract for each function, then try to write two examples and the definition by yourself.</text:p>
      <table:table table:name="Table2" table:style-name="Table1">
        <table:table-column table:style-name="TableColumn1"/>
        <table:table-row>
          <table:table-cell table:style-name="TableCell1">
            <text:p text:style-name="P11">; _<text:span text:style-name="T4">double</text:span>____________:__<text:span text:style-name="T4">Number</text:span>________ -&gt; _Number________</text:p>
            <text:p text:style-name="P12"><text:s text:c="22"/>name <text:s text:c="35"/>domain <text:s text:c="48"/>range</text:p>
          </table:table-cell>
        </table:table-row>
        <table:table-row>
          <table:table-cell table:style-name="TableCell1">
            <text:p text:style-name="P13">(EXAMPLE (_<text:span text:style-name="T4">double</text:span>_ <text:s/><text:span text:style-name="T4">__5__)</text:span><text:s text:c="5"/><text:span text:style-name="T4">_( * <text:s/>2 <text:s/>5 )_____________)</text:span></text:p>
          </table:table-cell>
        </table:table-row>
        <table:table-row>
          <table:table-cell table:style-name="TableCell1">
            <text:p text:style-name="P13">(EXAMPLE (_<text:span text:style-name="T4">double</text:span>_ <text:s/><text:span text:style-name="T4">__7__)</text:span><text:s text:c="5"/><text:span text:style-name="T4">_( * <text:s/>2 <text:s/>7 )_____________)</text:span></text:p>
          </table:table-cell>
        </table:table-row>
        <table:table-row>
          <table:table-cell table:style-name="TableCell1">
            <text:p text:style-name="P12"/>
            <text:p text:style-name="P14">(define <text:span text:style-name="T4">(__double_</text:span><text:s text:c="4"/><text:span text:style-name="T4">_n____)</text:span><text:s text:c="4"/><text:span text:style-name="T4">_( * <text:s/>2 <text:s/>n )________________)</text:span></text:p>
          </table:table-cell>
        </table:table-row>
        <table:table-row>
          <table:table-cell table:style-name="TableCell1">
            <text:p text:style-name="P11">; _________________:_________________ -&gt; ________________</text:p>
            <text:p text:style-name="P15"><text:s text:c="27"/>name <text:s text:c="54"/>domain <text:s text:c="56"/>range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2"/>
            <text:p text:style-name="P14">(define (________ <text:s text:c="4"/>_______) <text:s text:c="4"/>____________________________)</text:p>
          </table:table-cell>
        </table:table-row>
        <table:table-row>
          <table:table-cell table:style-name="TableCell1">
            <text:p text:style-name="P11">; _________________:_________________ -&gt; ________________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define (________ <text:s text:c="4"/>_______) <text:s text:c="4"/>____________________________)</text:p>
          </table:table-cell>
        </table:table-row>
        <table:table-row>
          <table:table-cell table:style-name="TableCell1">
            <text:p text:style-name="P11">; _________________:_________________ -&gt; ________________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EXAMPLE (______ <text:s/>________) <text:s text:c="4"/>_____________________________)</text:p>
          </table:table-cell>
        </table:table-row>
        <table:table-row>
          <table:table-cell table:style-name="TableCell1">
            <text:p text:style-name="P11">(define (________ <text:s text:c="4"/>_______) <text:s text:c="5"/>____________________________)</text:p>
          </table:table-cell>
        </table:table-row>
      </table:table>
      <text:p text:style-name="P2"><text:span text:style-name="T1">Lesson 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6">Design Recipe: SAMPL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18">Make a circle (spot) of size 100, with the provided color</text:p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18"><text:span text:style-name="T5">;</text:span><text:span text:style-name="T6"><text:s/></text:span><text:span text:style-name="T4">___</text:span><text:span text:style-name="T7">spot100</text:span><text:span text:style-name="T4">____</text:span><text:span text:style-name="T6"><text:s/></text:span><text:span text:style-name="T5">:</text:span><text:span text:style-name="T6"><text:s/></text:span><text:span text:style-name="T4"><text:s text:c="11"/></text:span><text:span text:style-name="T7">String</text:span><text:span text:style-name="T4"><text:s text:c="33"/></text:span><text:span text:style-name="T5">-&gt;</text:span><text:span text:style-name="T6"><text:s/></text:span><text:span text:style-name="T4"><text:s text:c="6"/></text:span><text:span text:style-name="T7">Image</text:span><text:span text:style-name="T4"><text:s text:c="11"/></text:span>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20">;<text:span text:style-name="T6"><text:s/></text:span><text:span text:style-name="T4"><text:s text:c="7"/>Makes a size 100 circle in a color <text:s text:c="29"/></text:span><text:tab/><text:tab/><text:tab/><text:span text:style-name="T8"><text:tab/><text:tab/><text:tab/><text:tab/>What does the function do?<text:tab/><text:tab/><text:tab/><text:tab/><text:s text:c="4"/></text:span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0">(EXAMPLE (<text:span text:style-name="T4"><text:s text:c="2"/>spot100 </text:span><text:s text:c="2"/><text:span text:style-name="T4">“green” <text:s/></text:span>)<text:span text:style-name="T4">(circle 100 “solid” “green” )</text:span>)</text:p>
      <text:p text:style-name="P22"><text:span text:style-name="T6"><text:s/></text:span>the user types…<text:tab/><text:tab/><text:tab/><text:tab/>...which should become</text:p>
      <text:p text:style-name="P23">color</text:p>
      <text:p text:style-name="P24"/>
      <text:p text:style-name="P20">(EXAMPLE (<text:span text:style-name="T4"><text:s text:c="2"/>spot100 </text:span><text:s text:c="2"/><text:span text:style-name="T4">“blue” <text:s text:c="3"/></text:span>)<text:span text:style-name="T4">(circle 100 “solid” <text:s/>“blue” <text:s/>)</text:span>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20">(define (<text:span text:style-name="T4">spot100 <text:s/></text:span><text:s text:c="2"/><text:span text:style-name="T4"><text:s text:c="2"/>color <text:s text:c="5"/></text:span>) <text:span text:style-name="T4"><text:s text:c="2"/>(circle 100 “solid” color <text:s/></text:span>))</text:p>
      <text:p text:style-name="P19"><text:span text:style-name="T6"><text:tab/><text:tab/><text:s/></text:span>function name <text:tab/><text:s text:c="8"/>variable names<text:tab/><text:tab/><text:tab/>...and the computer does this</text:p>
      <text:p text:style-name="P16">Design Recipe: double-radius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: double-width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: paint-job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16">Design Recipe: turbo-charg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"><text:span text:style-name="T1">Lesson 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/>
      <text:p text:style-name="P16">Design Recipe: pimp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25"><text:span text:style-name="T1">Function 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9">define-struct</text:p>
      <text:list text:style-name="L1">
        <text:list-item>
          <text:p text:style-name="P30"><text:span text:style-name="T1">Autos:</text:span></text:p>
        </text:list-item>
      </text:list>
      <text:p text:style-name="P31"/>
      <text:p text:style-name="P32"><text:span text:style-name="T5">; an auto is a </text:span>______________________________________________</text:p>
      <text:p text:style-name="P32"/>
      <text:p text:style-name="P33">(define-struct auto <text:s text:c="2"/>(_________________</text:p>
      <text:p text:style-name="P33"><text:tab/><text:tab/><text:tab/><text:tab/><text:s/><text:tab/>_________________</text:p>
      <text:p text:style-name="P33"><text:tab/><text:tab/><text:tab/><text:tab/><text:s/><text:tab/>_________________</text:p>
      <text:p text:style-name="P33"><text:tab/><text:tab/><text:tab/><text:tab/><text:s/><text:tab/>_________________</text:p>
      <text:p text:style-name="P33"><text:tab/><text:tab/><text:tab/><text:tab/><text:s/><text:tab/>_________________))</text:p>
      <text:p text:style-name="P33"/>
      <text:p text:style-name="P33">; a party is a ______________________________________</text:p>
      <text:p text:style-name="P33"/>
      <text:p text:style-name="P33">(define-struct party<text:tab/>(_________________</text:p>
      <text:p text:style-name="P33"><text:tab/><text:tab/><text:tab/><text:tab/><text:s/><text:tab/>__________________</text:p>
      <text:p text:style-name="P33"><text:tab/><text:tab/><text:tab/><text:tab/><text:tab/>__________________))</text:p>
      <text:p text:style-name="P16">Design Recipe: RSVP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p text:style-name="P16">Design Recipe: relocate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list text:style-name="L1">
        <text:list-item>
          <text:p text:style-name="P30"><text:span text:style-name="T1">Dissecting a Demo: Ninja World</text:span></text:p>
        </text:list-item>
      </text:list>
      <text:p text:style-name="P33">What changes?</text:p>
      <text:p text:style-name="P33">_______________________________________________</text:p>
      <text:p text:style-name="P33">_______________________________________________</text:p>
      <text:p text:style-name="P33">_______________________________________________</text:p>
      <text:p text:style-name="P33">_______________________________________________</text:p>
      <text:p text:style-name="P33"/>
      <text:list text:style-name="L1">
        <text:list-item>
          <text:p text:style-name="P30"><text:span text:style-name="T1">Ninja World:</text:span></text:p>
        </text:list-item>
      </text:list>
      <text:p text:style-name="P33">; a world is a _________________________________________</text:p>
      <text:p text:style-name="P33"/>
      <text:p text:style-name="P33">(define-struct world <text:tab/>(_________________))</text:p>
      <text:p text:style-name="P33"/>
      <text:p text:style-name="P33">My constructor function is:</text:p>
      <text:p text:style-name="P33">1) (How do you make a world?)__________________________</text:p>
      <text:p text:style-name="P33">What is its contract? _________________________________</text:p>
      <text:p text:style-name="P33">My accessor function is:</text:p>
      <text:p text:style-name="P33">2) (How do you get the dogX out of the world?)</text:p>
      <text:p text:style-name="P33"><text:tab/><text:tab/>___________________________________________</text:p>
      <text:p text:style-name="P33">What is its contract? _________________________________</text:p>
      <text:p text:style-name="P16">Design Recipe: update-world (Ninja World)</text:p>
      <text:list text:style-name="L1">
        <text:list-item>
          <text:p text:style-name="P17"><text:span text:style-name="T1">State the problem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20">; ________________ : _______________ -&gt; 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4">;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35"/>
      <text:p text:style-name="P35">(EXAMPLE <text:tab/>(____________ <text:s/>______________________)</text:p>
      <text:p text:style-name="P35"><text:tab/><text:tab/>___________________________________________)</text:p>
      <text:p text:style-name="P35">(EXAMPLE <text:tab/>(_________ <text:s/>_________________________)</text:p>
      <text:p text:style-name="P35"><text:tab/><text:tab/>___________________________________________)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35">(define <text:tab/>(___________ <text:s/>___________________________)</text:p>
      <text:p text:style-name="P35"/>
      <text:p text:style-name="P36"><text:tab/>___________________________________________)</text:p>
      <text:p text:style-name="P2"><text:span text:style-name="T1">Lesson 4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38"><text:span text:style-name="T1">Review: define-struct</text:span></text:p>
      <text:p text:style-name="P39">Last week we talked about a function that created new structs. <text:s/>For the structs below, what function would you use for each of the following?</text:p>
      <text:p text:style-name="P40"/>
      <text:p text:style-name="P32"><text:tab/>; an auto is a String __________ Number ________ Number</text:p>
      <text:p text:style-name="P32"><text:tab/>(define-struct auto (model <text:s/>hp <text:s/>rims <text:s/>color <text:s/>value))</text:p>
      <text:p text:style-name="P41">Make an auto? _______________________________</text:p>
      <text:p text:style-name="P41">Get the model out of an auto? ___________________</text:p>
      <text:p text:style-name="P41">Get the hp out of an auto? ______________________</text:p>
      <text:p text:style-name="P42"/>
      <text:p text:style-name="P42"/>
      <text:p text:style-name="P43"><text:tab/>; a party is a _______ String Number</text:p>
      <text:p text:style-name="P43"><text:tab/>(define-struct team (location <text:s/>theme <text:s/>guests))</text:p>
      <text:p text:style-name="P41">Make a party? _________________________________</text:p>
      <text:p text:style-name="P41">Get the location out of the party? _____________________</text:p>
      <text:p text:style-name="P41">Get the theme out of the party? ___________________</text:p>
      <text:p text:style-name="P41">Get the guests out of the party? ______________________</text:p>
      <text:p text:style-name="P43"><text:tab/>; a world is a Number</text:p>
      <text:p text:style-name="P43"><text:tab/>(define-struct world (dogX))</text:p>
      <text:p text:style-name="P41">What function would you use to:</text:p>
      <text:p text:style-name="P41">Make a world? ___________________________________</text:p>
      <text:p text:style-name="P41">Get the dogX out of the world? ______________________</text:p>
      <text:p text:style-name="P44">Game Design</text:p>
      <text:p text:style-name="P45"><text:span text:style-name="T3">“Start Simple, Get Complex”</text:span></text:p>
      <text:p text:style-name="P46"><text:span text:style-name="T1">Draw a rough sketch of your game in action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6"><text:span text:style-name="T1">What images will you need for your game?</text:span></text:p>
      <table:table table:name="Table3" table:style-name="Table1">
        <table:table-column table:style-name="TableColumn1"/>
        <table:table-column table:style-name="TableColumn1"/>
        <table:table-row>
          <table:table-cell table:style-name="TableCell1">
            <text:p text:style-name="P48">Background</text:p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  <table:table-row>
          <table:table-cell table:style-name="TableCell1">
            <text:p text:style-name="P48"/>
          </table:table-cell>
          <table:table-cell table:style-name="TableCell1">
            <text:p text:style-name="P48"/>
          </table:table-cell>
        </table:table-row>
      </table:table>
      <text:p text:style-name="P1"/>
      <text:p text:style-name="P46"><text:span text:style-name="T1">List everything that has changed, and the datatype you will use to represent it</text:span></text:p>
      <table:table table:name="Table4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Changed </text:span>(position? score? color? costume?)</text:p>
          </table:table-cell>
          <table:table-cell table:style-name="TableCell1">
            <text:p text:style-name="P49"><text:span text:style-name="T1">Datatype </text:span>(number? string? image? boolean?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</table:table>
      <text:p text:style-name="P51"/>
      <text:p text:style-name="P33"/>
      <text:p text:style-name="P33"/>
      <text:p text:style-name="P33">; a world is a _________________________________________</text:p>
      <text:p text:style-name="P33">(define-struct world <text:tab/>(_________________</text:p>
      <text:p text:style-name="P33"><text:tab/><text:tab/><text:tab/><text:tab/><text:tab/><text:s/>_________________</text:p>
      <text:p text:style-name="P33"><text:tab/><text:tab/><text:tab/><text:tab/><text:tab/><text:s/>_________________</text:p>
      <text:p text:style-name="P33"><text:tab/><text:tab/><text:tab/><text:tab/><text:tab/><text:s/>_________________</text:p>
      <text:p text:style-name="P33"><text:tab/><text:tab/><text:tab/><text:tab/><text:s/><text:tab/><text:s/>_________________))</text:p>
      <text:p text:style-name="P52"><text:span text:style-name="T1">My constructor function is…</text:span></text:p>
      <text:p text:style-name="P1"/>
      <text:p text:style-name="P53">; make-world : _____________________________________ <text:span text:style-name="T11"><text:s/></text:span>World</text:p>
      <text:p text:style-name="P52"><text:span text:style-name="T1">My accessor functions are…</text:span>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54">;______________________________________________</text:p>
      <text:p text:style-name="P2"><text:span text:style-name="T1">Lesson 5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41">(0, 480)<text:tab/><text:tab/><text:tab/><text:tab/><text:tab/><text:span text:style-name="T1">START<text:tab/><text:tab/><text:tab/><text:tab/><text:tab/></text:span>(640,480)</text:p>
      <table:table table:name="Table5" table:style-name="Table1">
        <table:table-column table:style-name="TableColumn1"/>
        <table:table-row>
          <table:table-cell table:style-name="TableCell1">
            <text:p text:style-name="P55"/>
          </table:table-cell>
        </table:table-row>
      </table:table>
      <text:p text:style-name="P41"><text:tab/>(0, 0)<text:tab/><text:tab/><text:tab/><text:tab/><text:tab/><text:tab/><text:tab/><text:tab/><text:tab/><text:s text:c="6"/>(640, 0)</text:p>
      <text:p text:style-name="P56">At the start of my game, this is where everything is:</text:p>
      <table:table table:name="Table6" table:style-name="Table1">
        <table:table-column table:style-name="TableColumn1"/>
        <table:table-column table:style-name="TableColumn1"/>
        <table:table-row>
          <table:table-cell table:style-name="TableCell1">
            <text:p text:style-name="P55"><text:span text:style-name="T1">Object (top to bottom of stack)</text:span></text:p>
          </table:table-cell>
          <table:table-cell table:style-name="TableCell1">
            <text:p text:style-name="P55"><text:span text:style-name="T1">Position (x, y)</text:span></text:p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>Background</text:p>
          </table:table-cell>
          <table:table-cell table:style-name="TableCell1">
            <text:p text:style-name="P55"/>
          </table:table-cell>
        </table:table-row>
      </table:table>
      <text:p text:style-name="P33">(define START(make-world 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s/><text:tab/><text:s/><text:tab/><text:s/>_________________))</text:p>
      <text:p text:style-name="P41">(0, 480)<text:tab/><text:tab/><text:tab/><text:tab/><text:tab/><text:span text:style-name="T1">NEXT<text:tab/><text:tab/><text:tab/><text:tab/><text:tab/></text:span>(640,480)</text:p>
      <table:table table:name="Table7" table:style-name="Table1">
        <table:table-column table:style-name="TableColumn1"/>
        <table:table-row>
          <table:table-cell table:style-name="TableCell1">
            <text:p text:style-name="P55"/>
          </table:table-cell>
        </table:table-row>
      </table:table>
      <text:p text:style-name="P41"><text:tab/>(0, 0)<text:tab/><text:tab/><text:tab/><text:tab/><text:tab/><text:tab/><text:tab/><text:tab/><text:tab/><text:s text:c="6"/>(640, 0)</text:p>
      <text:p text:style-name="P56">A split second later, this is where everything is:</text:p>
      <table:table table:name="Table8" table:style-name="Table1">
        <table:table-column table:style-name="TableColumn1"/>
        <table:table-column table:style-name="TableColumn1"/>
        <table:table-row>
          <table:table-cell table:style-name="TableCell1">
            <text:p text:style-name="P55"><text:span text:style-name="T1">Object (top to bottom of stack)</text:span></text:p>
          </table:table-cell>
          <table:table-cell table:style-name="TableCell1">
            <text:p text:style-name="P55"><text:span text:style-name="T1">Position (x, y)</text:span></text:p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/>
          </table:table-cell>
          <table:table-cell table:style-name="TableCell1">
            <text:p text:style-name="P55"/>
          </table:table-cell>
        </table:table-row>
        <table:table-row>
          <table:table-cell table:style-name="TableCell1">
            <text:p text:style-name="P55">Background</text:p>
          </table:table-cell>
          <table:table-cell table:style-name="TableCell1">
            <text:p text:style-name="P55"/>
          </table:table-cell>
        </table:table-row>
      </table:table>
      <text:p text:style-name="P33">(define NEXT (make-world 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tab/><text:s/><text:tab/><text:s/>_________________</text:p>
      <text:p text:style-name="P33"><text:tab/><text:tab/><text:tab/><text:tab/><text:s/><text:tab/><text:s/><text:tab/><text:s/>_________________))</text:p>
      <text:p text:style-name="P16">draw-world</text:p>
      <text:list text:style-name="L1">
        <text:list-item>
          <text:p text:style-name="P17"><text:span text:style-name="T1">Contract</text:span></text:p>
        </text:list-item>
      </text:list>
      <text:p text:style-name="P57"/>
      <text:p text:style-name="P57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57"/>
      <text:list text:style-name="L1">
        <text:list-item>
          <text:p text:style-name="P17"><text:span text:style-name="T1">Using put-image</text:span></text:p>
        </text:list-item>
      </text:list>
      <text:p text:style-name="P58"/>
      <text:p text:style-name="P59">(define (____________ _______________________________)</text:p>
      <text:p text:style-name="P60">(<text:span text:style-name="T5">put-image </text:span>________________</text:p>
      <text:p text:style-name="P60"><text:tab/><text:tab/><text:tab/><text:tab/><text:s text:c="4"/><text:tab/><text:tab/><text:s text:c="4"/>________________</text:p>
      <text:p text:style-name="P60"><text:tab/><text:tab/><text:tab/><text:s text:c="4"/><text:tab/><text:tab/><text:s text:c="4"/>(<text:span text:style-name="T5">put-image</text:span><text:s/>________________</text:p>
      <text:p text:style-name="P60"><text:tab/><text:tab/><text:tab/><text:s/><text:tab/><text:tab/><text:s/><text:tab/><text:tab/><text:tab/>________________</text:p>
      <text:p text:style-name="P60"><text:tab/><text:tab/><text:tab/><text:tab/><text:tab/><text:tab/><text:tab/><text:s/><text:tab/><text:tab/><text:tab/><text:tab/><text:tab/><text:span text:style-name="T5">(put-image </text:span>________________</text:p>
      <text:p text:style-name="P60"><text:tab/><text:tab/><text:tab/><text:tab/><text:s text:c="4"/><text:tab/><text:tab/><text:tab/><text:s text:c="5"/><text:tab/><text:tab/><text:tab/><text:tab/><text:s text:c="6"/>________________</text:p>
      <text:p text:style-name="P60"><text:tab/><text:tab/><text:tab/><text:tab/><text:s text:c="4"/><text:tab/><text:tab/><text:tab/><text:s text:c="2"/><text:tab/><text:s text:c="3"/><text:tab/><text:tab/><text:tab/><text:s text:c="5"/><text:span text:style-name="T5">(put-image</text:span><text:s/>______________</text:p>
      <text:p text:style-name="P60"><text:tab/><text:tab/><text:tab/><text:tab/><text:tab/><text:tab/><text:tab/><text:tab/><text:tab/><text:s text:c="3"/><text:tab/><text:tab/><text:tab/><text:tab/><text:tab/><text:tab/><text:tab/><text:tab/><text:tab/><text:tab/><text:s text:c="2"/>_______________<text:tab/></text:p>
      <text:p text:style-name="P60"><text:tab/><text:tab/><text:s text:c="3"/><text:tab/><text:tab/><text:tab/><text:tab/><text:tab/><text:tab/><text:tab/><text:s text:c="2"/><text:tab/><text:tab/><text:tab/><text:s text:c="2"/><text:span text:style-name="T12">BACKGROUND _______</text:span></text:p>
      <text:p text:style-name="P16">Design Recipe: update-world</text:p>
      <text:list text:style-name="L1">
        <text:list-item>
          <text:p text:style-name="P17"><text:span text:style-name="T1">State the problem (What changes?):</text:span></text:p>
        </text:list-item>
      </text:list>
      <text:p text:style-name="P4"/>
      <text:p text:style-name="P4"/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4">On the computer, write an example of your function in action, using EXAMPLE.</text:p>
      <text:p text:style-name="P21"/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p text:style-name="P27">(EXAMPLE <text:tab/>(______________ <text:s text:c="3"/>_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text:span text:style-name="T9">)</text:span></text:p>
      <text:list text:style-name="L1">
        <text:list-item>
          <text:p text:style-name="P17"><text:span text:style-name="T1">Function</text:span><text:span text:style-name="T10"><text:s/></text:span></text:p>
        </text:list-item>
      </text:list>
      <text:list text:style-name="L2">
        <text:list-item>
          <text:p text:style-name="P26"/>
        </text:list-item>
      </text:list>
      <text:p text:style-name="P27">(define <text:tab/>(______________ <text:s text:c="3"/>_________________________________)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28"><text:tab/><text:tab/><text:tab/>___________________________________________</text:p>
      <text:p text:style-name="P34"><text:tab/><text:tab/><text:tab/>___________________________________________<text:span text:style-name="T9">)</text:span></text:p>
      <text:p text:style-name="P2"><text:span text:style-name="T1">Lesson 6</text:span></text:p>
      <table:table table:name="Table9" table:style-name="Table1"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When the user presses…</text:span></text:p>
          </table:table-cell>
          <table:table-cell table:style-name="TableCell1">
            <text:p text:style-name="P49"><text:span text:style-name="T3">this</text:span><text:span text:style-name="T1"><text:s/>part...</text:span></text:p>
          </table:table-cell>
          <table:table-cell table:style-name="TableCell1">
            <text:p text:style-name="P49"><text:span text:style-name="T1">Changes by…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50"/>
          </table:table-cell>
          <table:table-cell table:style-name="TableCell1">
            <text:p text:style-name="P50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4">Design Recipe</text:p>
      <text:p text:style-name="P61"><text:span text:style-name="T1">State the Problem</text:span></text:p>
      <text:p text:style-name="P62">For each keypress in the Ninja World game, show how (keypress START &lt;key&gt;) should change your world.</text:p>
      <text:list text:style-name="L1">
        <text:list-item>
          <text:p text:style-name="P63"><text:span text:style-name="T1">Contract+Purpose Statement</text:span></text:p>
        </text:list-item>
      </text:list>
      <text:p text:style-name="P62"><text:span text:style-name="T7">;</text:span><text:span text:style-name="T4"><text:s/><text:tab/><text:tab/><text:tab/><text:tab/></text:span><text:span text:style-name="T7">:</text:span><text:span text:style-name="T4"><text:s/><text:tab/><text:tab/><text:tab/><text:tab/><text:tab/><text:tab/></text:span><text:span text:style-name="T7">-&gt;</text:span><text:span text:style-name="T4"><text:s/><text:tab/><text:tab/><text:tab/><text:tab/></text:span></text:p>
      <text:p text:style-name="P64"><text:span text:style-name="T6"><text:tab/></text:span>name<text:tab/><text:tab/><text:tab/><text:tab/><text:tab/><text:tab/>Domain<text:tab/><text:tab/><text:tab/><text:tab/><text:s text:c="4"/>Ranges</text:p>
      <text:list text:style-name="L1">
        <text:list-item>
          <text:p text:style-name="P63"><text:span text:style-name="T1">Give Examples</text:span></text:p>
        </text:list-item>
      </text:list>
      <text:p text:style-name="P62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4"/>
      <text:p text:style-name="P65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5"/>
      <text:p text:style-name="P65"/>
      <text:p text:style-name="P65"/>
      <text:p text:style-name="P70"/>
      <text:p text:style-name="P70"><text:s/>(define<text:tab/><text:s text:c="2"/>(_______________ <text:s text:c="2"/>__________________________________) </text:p>
      <text:p text:style-name="P71">(cond</text:p>
      <text:p text:style-name="P71">[(_________________________________________________)</text:p>
      <text:p text:style-name="P71"/>
      <text:p text:style-name="P71"><text:tab/>_____________________________________________________</text:p>
      <text:p text:style-name="P72"/>
      <text:p text:style-name="P73">_____________________________________</text:p>
      <text:p text:style-name="P72"/>
      <text:p text:style-name="P74"><text:tab/><text:tab/><text:tab/>_____________________________________</text:p>
      <text:p text:style-name="P72"/>
      <text:p text:style-name="P73">_____________________________________</text:p>
      <text:p text:style-name="P74"/>
      <text:p text:style-name="P70"><text:tab/><text:tab/><text:tab/><text:tab/><text:tab/>_____________________________________]</text:p>
      <text:p text:style-name="P70"/>
      <text:p text:style-name="P71">[(_________________________________________________)</text:p>
      <text:p text:style-name="P71"/>
      <text:p text:style-name="P71"><text:tab/>_____________________________________________________</text:p>
      <text:p text:style-name="P72"/>
      <text:p text:style-name="P73">_____________________________________</text:p>
      <text:p text:style-name="P72"/>
      <text:p text:style-name="P74"><text:tab/><text:tab/><text:tab/>_____________________________________</text:p>
      <text:p text:style-name="P72"/>
      <text:p text:style-name="P73">_____________________________________</text:p>
      <text:p text:style-name="P74"/>
      <text:p text:style-name="P70"><text:tab/><text:tab/><text:tab/><text:tab/><text:tab/>_____________________________________]))</text:p>
      <text:p text:style-name="P44">Design Recipe</text:p>
      <text:p text:style-name="P61"><text:span text:style-name="T1">State the Problem</text:span></text:p>
      <text:p text:style-name="P62">For each keypress in your game, show how (keypress START &lt;key&gt;) should change your world.</text:p>
      <text:list text:style-name="L1">
        <text:list-item>
          <text:p text:style-name="P63"><text:span text:style-name="T1">Contract+Purpose Statement</text:span></text:p>
        </text:list-item>
      </text:list>
      <text:p text:style-name="P62"><text:span text:style-name="T7">;</text:span><text:span text:style-name="T4"><text:s/><text:tab/><text:tab/><text:tab/><text:tab/></text:span><text:span text:style-name="T7">:</text:span><text:span text:style-name="T4"><text:s/><text:tab/><text:tab/><text:tab/><text:tab/><text:tab/><text:tab/></text:span><text:span text:style-name="T7">-&gt;</text:span><text:span text:style-name="T4"><text:s/><text:tab/><text:tab/><text:tab/><text:tab/></text:span></text:p>
      <text:p text:style-name="P64"><text:span text:style-name="T6"><text:tab/></text:span>name<text:tab/><text:tab/><text:tab/><text:tab/><text:tab/><text:tab/>Domain<text:tab/><text:tab/><text:tab/><text:tab/><text:s text:c="4"/>Ranges</text:p>
      <text:list text:style-name="L1">
        <text:list-item>
          <text:p text:style-name="P63"><text:span text:style-name="T1">Give Examples</text:span></text:p>
        </text:list-item>
      </text:list>
      <text:p text:style-name="P62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4"/>
      <text:p text:style-name="P65"/>
      <text:p text:style-name="P65">(EXAMPLE<text:tab/><text:s text:c="2"/>(keypress <text:s/>START <text:s text:c="2"/>__________________________________) </text:p>
      <text:p text:style-name="P66"/>
      <text:p text:style-name="P66">(make-world <text:tab/>_____________________________________</text:p>
      <text:p text:style-name="P67"/>
      <text:p text:style-name="P68">_____________________________________</text:p>
      <text:p text:style-name="P67"/>
      <text:p text:style-name="P66"><text:tab/><text:tab/><text:tab/>_____________________________________</text:p>
      <text:p text:style-name="P67"/>
      <text:p text:style-name="P68">_____________________________________</text:p>
      <text:p text:style-name="P69"/>
      <text:p text:style-name="P68">_____________________________________))</text:p>
      <text:p text:style-name="P65"/>
      <text:p text:style-name="P65"/>
      <text:p text:style-name="P65"/>
      <text:p text:style-name="P75">(EXAMPLE<text:tab/><text:s text:c="2"/>(keypress <text:s/>START <text:s text:c="2"/>__________________________________) </text:p>
      <text:p text:style-name="P76"/>
      <text:p text:style-name="P77">(make-world <text:tab/>_____________________________________</text:p>
      <text:p text:style-name="P78"/>
      <text:p text:style-name="P79">_____________________________________</text:p>
      <text:p text:style-name="P78"/>
      <text:p text:style-name="P77"><text:tab/><text:tab/><text:tab/>_____________________________________</text:p>
      <text:p text:style-name="P78"/>
      <text:p text:style-name="P79">_____________________________________</text:p>
      <text:p text:style-name="P77"/>
      <text:p text:style-name="P79">_____________________________________))</text:p>
      <text:p text:style-name="P80">___________________________________________________________________________________________________</text:p>
      <text:p text:style-name="P81"><text:s/>(<text:span text:style-name="T9">define</text:span><text:tab/><text:s text:c="2"/>(________________ <text:s text:c="2"/>__________________________________) </text:p>
      <text:p text:style-name="P82"><text:span text:style-name="T13">(</text:span>cond</text:p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span text:style-name="T14"><text:tab/></text:span><text:tab/><text:tab/><text:tab/><text:tab/>_____________________________________]</text:p>
      <text:p text:style-name="P81"/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tab/><text:tab/><text:tab/><text:tab/><text:tab/>_____________________________________]</text:p>
      <text:p text:style-name="P81"/>
      <text:p text:style-name="P83">[(_________________________________________________)</text:p>
      <text:p text:style-name="P84"/>
      <text:p text:style-name="P84"><text:tab/>_____________________________________________________</text:p>
      <text:p text:style-name="P85"/>
      <text:p text:style-name="P86">_____________________________________</text:p>
      <text:p text:style-name="P85"/>
      <text:p text:style-name="P87"><text:tab/><text:tab/><text:tab/>_____________________________________</text:p>
      <text:p text:style-name="P85"/>
      <text:p text:style-name="P86">_____________________________________</text:p>
      <text:p text:style-name="P87"/>
      <text:p text:style-name="P81"><text:tab/><text:tab/><text:tab/><text:tab/><text:tab/>_____________________________________]))</text:p>
      <text:p text:style-name="P2"><text:span text:style-name="T1">Lesson 7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88"><text:span text:style-name="T1">Extended update-world:</text:span></text:p>
      <table:table table:name="Table10" table:style-name="Table1">
        <table:table-column table:style-name="TableColumn1"/>
        <table:table-row>
          <table:table-cell table:style-name="TableCell1">
            <text:p text:style-name="P11">; <text:span text:style-name="T1">__off-right?___:_________________</text:span><text:s/>-&gt; ________________</text:p>
            <text:p text:style-name="P15"><text:s text:c="27"/>name <text:s text:c="54"/>domain <text:s text:c="56"/>range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off-left?___</text:span>:_________________ 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_______________:_________________</text:span><text:s/>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  <table:table-row>
          <table:table-cell table:style-name="TableCell1">
            <text:p text:style-name="P11">; <text:span text:style-name="T1">________________:_________________</text:span><text:s/>-&gt; ________________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EXAMPLE (__________ <text:s/>______) <text:s/>_______________________)</text:p>
          </table:table-cell>
        </table:table-row>
        <table:table-row>
          <table:table-cell table:style-name="TableCell1">
            <text:p text:style-name="P11">(define (__________ <text:s/>______) <text:s/>_______________________)</text:p>
          </table:table-cell>
        </table:table-row>
      </table:table>
      <text:p text:style-name="P1"/>
      <text:p text:style-name="P1"/>
      <table:table table:name="Table11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2"><text:span text:style-name="T1">Lesson 8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90">Design Recipe: line-length</text:p>
      <text:list text:style-name="L2">
        <text:list-item>
          <text:p text:style-name="P26"><text:span text:style-name="T3">Write a function called </text:span><text:span text:style-name="T15">line-length</text:span><text:span text:style-name="T3">, which takes in two numbers and returns the difference between them. It should always subtract the smaller number from the bigger one.</text:span><text:line-break/></text:p>
        </text:list-item>
      </text:list>
      <text:list text:style-name="L1">
        <text:list-item>
          <text:p text:style-name="P17"><text:span text:style-name="T1">Contract+Purpose Statement</text:span></text:p>
        </text:list-item>
      </text:list>
      <text:p text:style-name="P4">Every contract has three parts:</text:p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list text:style-name="L1">
        <text:list-item>
          <text:p text:style-name="P17"><text:span text:style-name="T1">Give Examples</text:span></text:p>
        </text:list-item>
      </text:list>
      <text:p text:style-name="P19"/>
      <text:p text:style-name="P19"/>
      <text:p text:style-name="P1"><text:span text:style-name="T16">(EXAMPLE</text:span><text:tab/><text:span text:style-name="T7">(</text:span><text:span text:style-name="T4"><text:s/>_______________<text:tab/><text:tab/>______</text:span><text:span text:style-name="T7">)</text:span><text:s/><text:tab/><text:s/><text:span text:style-name="T4"><text:s/>______________________ <text:s text:c="9"/></text:span><text:span text:style-name="T16">)</text:span></text:p>
      <text:p text:style-name="P20"/>
      <text:p text:style-name="P64"><text:span text:style-name="T16">(EXAMPLE</text:span><text:span text:style-name="T17"><text:tab/></text:span><text:span text:style-name="T18">(</text:span><text:span text:style-name="T19"><text:s/></text:span><text:span text:style-name="T4">_______________<text:tab/>________________</text:span><text:span text:style-name="T18">)</text:span><text:span text:style-name="T17"><text:s/><text:tab/><text:s/>______________________</text:span><text:span text:style-name="T16">)</text:span></text:p>
      <text:list text:style-name="L1">
        <text:list-item>
          <text:p text:style-name="P17"><text:span text:style-name="T1">Function Header</text:span></text:p>
        </text:list-item>
      </text:list>
      <text:list text:style-name="L2">
        <text:list-item>
          <text:p text:style-name="P26">Write the Function Header, giving variable names to all your input values that change. </text:p>
        </text:list-item>
        <text:list-item>
          <text:p text:style-name="P26"/>
        </text:list-item>
      </text:list>
      <text:p text:style-name="P20">(define (____________ <text:s text:c="4"/>___________________)</text:p>
      <text:p text:style-name="P19"><text:span text:style-name="T6"><text:tab/><text:tab/><text:s text:c="5"/></text:span>function name<text:tab/><text:tab/><text:tab/><text:s text:c="5"/>variable names</text:p>
      <text:p text:style-name="P19"/>
      <text:p text:style-name="P19"/>
      <text:p text:style-name="P19"><text:tab/>________________________________</text:p>
      <text:p text:style-name="P19"/>
      <table:table table:name="Table12" table:style-name="Table1">
        <table:table-column table:style-name="TableColumn1"/>
        <table:table-column table:style-name="TableColumn1"/>
        <table:table-row>
          <table:table-cell table:style-name="TableCell1">
            <text:p text:style-name="P91"><text:span text:style-name="T1"/></text:p>
          </table:table-cell>
          <table:table-cell table:style-name="TableCell1">
            <text:p text:style-name="P91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  <table:table-row>
          <table:table-cell table:style-name="TableCell1">
            <text:p text:style-name="P70"/>
          </table:table-cell>
          <table:table-cell table:style-name="TableCell1">
            <text:p text:style-name="P70"/>
          </table:table-cell>
        </table:table-row>
      </table:table>
      <text:p text:style-name="P1"/>
      <text:p text:style-name="P92"><text:span text:style-name="T20">)</text:span><text:span text:style-name="T16">)</text:span><text:tab/><text:tab/><text:tab/></text:p>
      <text:p text:style-name="P93"><text:span text:style-name="T1">Distance:</text:span></text:p>
      <text:p text:style-name="P94"/>
      <text:p text:style-name="P94">The Player is at (4, 2) and the Target is at (0, 5). </text:p>
      <text:p text:style-name="P94">Distance takes in the player-x, player-y, character-x and character-y.</text:p>
      <text:p text:style-name="P94"/>
      <text:p text:style-name="P95">Use the formula below to fill in the EXAMPLE:</text:p>
      <text:p text:style-name="P95"/>
      <text:p text:style-name="P1"/>
      <text:p text:style-name="P1"/>
      <text:p text:style-name="P1"/>
      <text:p text:style-name="P1"/>
      <text:p text:style-name="P1"/>
      <text:p text:style-name="P94">Convert it into a Circle of Evaluation. (We've already gotten you started!)</text:p>
      <text:p text:style-name="P9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4">Convert it into Racket code:</text:p>
      <text:p text:style-name="P20">(EXAMPLE (_______________ <text:s text:c="4"/>______________________)</text:p>
      <text:p text:style-name="P95"/>
      <text:p text:style-name="P20">(________________________________________________</text:p>
      <text:p text:style-name="P95"/>
      <text:p text:style-name="P20"><text:s text:c="3"/>__________________________________________________)<text:span text:style-name="T21"><text:tab/><text:tab/></text:span></text:p>
      <text:p text:style-name="P93"><text:span text:style-name="T1">Design Recipe: distance</text:span></text:p>
      <text:p text:style-name="P4"><text:span text:style-name="T3">Write a function</text:span><text:s/><text:span text:style-name="T22">distance</text:span>,<text:span text:style-name="T3">which takes FOUR inputs: </text:span></text:p>
      <text:list text:style-name="L2">
        <text:list-item>
          <text:p text:style-name="P26"><text:span text:style-name="T3">px: The x-coordinate of the player</text:span></text:p>
        </text:list-item>
        <text:list-item>
          <text:p text:style-name="P26"><text:span text:style-name="T3">py: The y-coordinate of the player</text:span></text:p>
        </text:list-item>
        <text:list-item>
          <text:p text:style-name="P26"><text:span text:style-name="T3">cx: The x-coordinate of </text:span>another game character</text:p>
        </text:list-item>
        <text:list-item>
          <text:p text:style-name="P26"><text:span text:style-name="T3">cy: The y-coordinate of another game character</text:span></text:p>
        </text:list-item>
      </text:list>
      <text:p text:style-name="P4"><text:span text:style-name="T3"/></text:p>
      <text:p text:style-name="P4"><text:span text:style-name="T3">It should return the distance between the two, using the Distance formula:<text:line-break/></text:span></text:p>
      <text:p text:style-name="P96">Distance = <text:s/>((line-length px cx)<text:span text:style-name="T23">2</text:span><text:s/>+ (line-length py cy)<text:span text:style-name="T23">2</text:span><text:s/>)</text:p>
      <text:list text:style-name="L1">
        <text:list-item>
          <text:p text:style-name="P17"><text:span text:style-name="T1">Contract+Purpose Statement</text:span></text:p>
        </text:list-item>
      </text:list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list text:style-name="L1">
        <text:list-item>
          <text:p text:style-name="P17"><text:span text:style-name="T1">Give Examples</text:span></text:p>
        </text:list-item>
      </text:list>
      <text:p text:style-name="P21"/>
      <text:p text:style-name="P20">(EXAMPLE<text:tab/>(___________________________________________) </text:p>
      <text:p text:style-name="P97"/>
      <text:p text:style-name="P20">____________________________________________________)</text:p>
      <text:p text:style-name="P20"/>
      <text:p text:style-name="P20">(EXAMPLE<text:tab/>(___________________________________________)</text:p>
      <text:p text:style-name="P20"/>
      <text:p text:style-name="P20">____________________________________________________)</text:p>
      <text:list text:style-name="L1">
        <text:list-item>
          <text:p text:style-name="P17"><text:span text:style-name="T1">Function Header </text:span></text:p>
        </text:list-item>
      </text:list>
      <text:list text:style-name="L2">
        <text:list-item>
          <text:p text:style-name="P26"/>
        </text:list-item>
      </text:list>
      <text:p text:style-name="P20">(define (____________ <text:s text:c="4"/>___________________)</text:p>
      <text:p text:style-name="P19"><text:span text:style-name="T6"><text:tab/><text:tab/><text:s text:c="5"/></text:span>function name<text:tab/><text:tab/><text:tab/><text:s text:c="5"/>variable names</text:p>
      <text:p text:style-name="P20"/>
      <text:p text:style-name="P20">___________________________________________________)</text:p>
      <text:p text:style-name="P98"/>
      <text:p text:style-name="P16">Design Recipe: collide?</text:p>
      <text:p text:style-name="P4"><text:span text:style-name="T3"><text:tab/></text:span></text:p>
      <text:p text:style-name="P4"><text:span text:style-name="T3"><text:tab/>Write a function</text:span><text:s/><text:span text:style-name="T24">collide?</text:span>,<text:span text:style-name="T3">which takes FOUR inputs: </text:span></text:p>
      <text:list text:style-name="L2">
        <text:list-item>
          <text:p text:style-name="P26"><text:span text:style-name="T3">px: The x-coordinate of the player</text:span></text:p>
        </text:list-item>
        <text:list-item>
          <text:p text:style-name="P26"><text:span text:style-name="T3">py: The y-coordinate of the player</text:span></text:p>
        </text:list-item>
        <text:list-item>
          <text:p text:style-name="P26"><text:span text:style-name="T3">cx: The x-coordinate of </text:span>another game character</text:p>
        </text:list-item>
        <text:list-item>
          <text:p text:style-name="P26"><text:span text:style-name="T3">cy: The y-coordinate of another game character</text:span></text:p>
        </text:list-item>
      </text:list>
      <text:p text:style-name="P4"><text:tab/>It should return <text:span text:style-name="T25">true</text:span><text:s/>if the coordinates of the player are within <text:span text:style-name="T1">75 pixels</text:span><text:s/>of the<text:line-break/><text:tab/><text:s/>coordinates of the other character. <text:s/>Otherwise, <text:span text:style-name="T25">false</text:span>.</text:p>
      <text:p text:style-name="P3"><text:span text:style-name="T1">Contract+Purpose Statement</text:span></text:p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21"/>
      <text:p text:style-name="P20">(EXAMPLE<text:tab/>(___________________________________________) </text:p>
      <text:p text:style-name="P97"/>
      <text:p text:style-name="P20">_________________________________________________)</text:p>
      <text:p text:style-name="P99"/>
      <text:p text:style-name="P20">(EXAMPLE<text:tab/>(___________________________________________) </text:p>
      <text:p text:style-name="P97"/>
      <text:p text:style-name="P20">_________________________________________________)</text:p>
      <text:p text:style-name="P99"/>
      <text:p text:style-name="P3"><text:span text:style-name="T1">Function Header</text:span><text:span text:style-name="T10"><text:s/></text:span></text:p>
      <text:list text:style-name="L2">
        <text:list-item>
          <text:p text:style-name="P26"/>
        </text:list-item>
      </text:list>
      <text:p text:style-name="P20">(define (____________ <text:s text:c="4"/>___________________)</text:p>
      <text:p text:style-name="P20"/>
      <text:p text:style-name="P20"><text:tab/>________________________________________________)</text:p>
      <text:p text:style-name="P20"/>
      <text:p text:style-name="P20"/>
      <table:table table:name="Table13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2"><text:span text:style-name="T1">Supplemental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7"/>
      <text:p text:style-name="P16">Design Recipe</text:p>
      <text:p text:style-name="P3"><text:span text:style-name="T1">State the problem:</text:span></text:p>
      <text:p text:style-name="P4"/>
      <text:p text:style-name="P4"/>
      <text:p text:style-name="P4"/>
      <text:p text:style-name="P3"><text:span text:style-name="T1">Contract+Purpose Statement</text:span></text:p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p text:style-name="P100"><text:span text:style-name="T1">Function </text:span></text:p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16">Design Recipe</text:p>
      <text:p text:style-name="P3"><text:span text:style-name="T1">State the problem:</text:span></text:p>
      <text:p text:style-name="P4"/>
      <text:p text:style-name="P4"/>
      <text:p text:style-name="P4"/>
      <text:p text:style-name="P3"><text:span text:style-name="T1">Contract+Purpose Statement</text:span></text:p>
      <text:p text:style-name="P4">Every contract has three parts:</text:p>
      <text:p text:style-name="P4"/>
      <text:p text:style-name="P4"/>
      <text:p text:style-name="P4"><text:span text:style-name="T5">;</text:span><text:s/>__________________ <text:span text:style-name="T5">:</text:span><text:s/>_________________________________________ <text:span text:style-name="T5">-&gt;</text:span><text:s/>______________</text:p>
      <text:p text:style-name="P19"><text:span text:style-name="T6"><text:tab/></text:span>name<text:tab/><text:tab/><text:tab/><text:tab/><text:tab/><text:tab/>Domain<text:tab/><text:tab/><text:tab/><text:tab/><text:s text:c="4"/>Range</text:p>
      <text:p text:style-name="P19"/>
      <text:p text:style-name="P4"><text:span text:style-name="T5">;</text:span><text:s/>_______________________________________________________________________________</text:p>
      <text:p text:style-name="P19"><text:tab/><text:tab/><text:tab/><text:tab/><text:tab/>What does the function do?<text:tab/><text:tab/><text:tab/><text:tab/><text:s text:c="4"/></text:p>
      <text:p text:style-name="P3"><text:span text:style-name="T1">Give Examples</text:span></text:p>
      <text:p text:style-name="P4">On the computer, write an example of your function in action, using EXAMPLE.</text:p>
      <text:p text:style-name="P21"/>
      <text:p text:style-name="P18">(EXAMPLE <text:tab/>(_______ <text:s text:c="2"/>_____________) _________________________________)</text:p>
      <text:p text:style-name="P22"><text:span text:style-name="T6"><text:s/></text:span>the user types…<text:tab/><text:tab/><text:tab/><text:tab/>...which should become</text:p>
      <text:p text:style-name="P24"/>
      <text:p text:style-name="P24"/>
      <text:p text:style-name="P18">(EXAMPLE <text:tab/>(_______ <text:s text:c="2"/>_____________) _________________________________)</text:p>
      <text:p text:style-name="P22">the user types…<text:tab/><text:tab/><text:tab/><text:tab/>...which should become</text:p>
      <text:p text:style-name="P24"/>
      <text:p text:style-name="P100"><text:span text:style-name="T1">Function </text:span></text:p>
      <text:list text:style-name="L2">
        <text:list-item>
          <text:p text:style-name="P26">Circle the changes in the EXAMPLEs, and name the variables.</text:p>
        </text:list-item>
        <text:list-item>
          <text:p text:style-name="P26">Write the code, copying everything that isn't circled, and using names where you find variables!</text:p>
        </text:list-item>
        <text:list-item>
          <text:p text:style-name="P26"/>
        </text:list-item>
      </text:list>
      <text:p text:style-name="P18"><text:span text:style-name="T5">(define </text:span>(_______ <text:s text:c="2"/>_____________) _________________________________)</text:p>
      <text:p text:style-name="P98"/>
      <text:p text:style-name="P98"/>
      <table:table table:name="Table14" table:style-name="Table1">
        <table:table-column table:style-name="TableColumn1"/>
        <table:table-column table:style-name="TableColumn1"/>
        <table:table-row>
          <table:table-cell table:style-name="TableCell1">
            <text:p text:style-name="P49"><text:span text:style-name="T1">TEST</text:span></text:p>
          </table:table-cell>
          <table:table-cell table:style-name="TableCell1">
            <text:p text:style-name="P49"><text:span text:style-name="T1">RESULT</text:span>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  <table:table-row>
          <table:table-cell table:style-name="TableCell1">
            <text:p text:style-name="P50"/>
          </table:table-cell>
          <table:table-cell table:style-name="TableCell1">
            <text:p text:style-name="P89">(make-world 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1"/>___________________________________</text:p>
            <text:p text:style-name="P89"><text:s text:c="20"/>___________________________________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3.16</meta:generator>
    <meta:initial-creator>Vicki Crosson</meta:initial-creator>
  </office:meta>
</office:document-meta>
</file>